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46000001CB57C8D1D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arianne" svg:font-family="Mariann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5.401cm" svg:height="12.146cm" draw:z-index="0"><draw:image xlink:href="Pictures/1000000100000246000001CB57C8D1D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arianne" svg:font-family="Mariann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Marianne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Marianne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Marianne" fo:font-family="Mariann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Marianne" fo:font-family="Marianne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Marianne" fo:font-family="Marianne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Marianne" fo:font-family="Marianne"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meta:document-statistic meta:page-count="1" meta:table-count="0" meta:image-count="1" meta:object-count="0" meta:paragraph-count="0" meta:word-count="0" meta:character-count="0"/>
  </office:meta>
</office:document-meta>
</file>